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4" style:family="table-cell" style:parent-style-name="Lien_32_hypertexte" style:data-style-name="N0">
      <style:table-cell-properties style:vertical-align="middle" fo:wrap-option="wrap" fo:background-color="#FF0000"/>
      <style:text-properties fo:color="#0563C1" style:text-underline-style="solid" style:text-underline-type="single"/>
    </style:style>
    <style:style style:name="ce15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19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8.37847222222222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84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28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70pt" style:use-optimal-row-height="true" fo:break-before="auto"/>
    </style:style>
    <style:style style:name="ro8" style:family="table-row">
      <style:table-row-properties style:row-height="112pt" style:use-optimal-row-height="true" fo:break-before="auto"/>
    </style:style>
    <style:style style:name="ro9" style:family="table-row">
      <style:table-row-properties style:row-height="27.5pt" style:use-optimal-row-height="false" fo:break-before="auto"/>
    </style:style>
    <style:style style:name="ro10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1"/>
        <table:table-column table:style-name="co2" table:default-cell-style-name="ce13"/>
        <table:table-column table:style-name="co3" table:default-cell-style-name="ce22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13"/>
        <table:table-column table:style-name="co11" table:number-columns-repeated="1015" table:default-cell-style-name="ce13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. Entretien sur site le 18/12 sur le site à Thones. Retour négatif car management vertical contraire à mes convictions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, Entretien avec Bernard Minevielle, peu intéressant, équipe en cours de construction, poste non défini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Cloudiwa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. Le poste a été annulé par Cloudiway. Pas assez de ressources financiaires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Personne recrutée en intern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h-arnoud@groupagora.fr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hasseur de tête m'a contacté par tph. Même poste que HC Resources chez Fournier</text:p>
          </table:table-cell>
          <table:table-cell office:value-type="string" table:style-name="ce5">
            <text:p>Relance le 30/11 après un premier appel tph le 17/11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éponse au bout d'une semaine : délai fixé par Amilton pour refu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8T00:00:00" table:style-name="ce5">
            <text:p>18-nov</text:p>
          </table:table-cell>
          <table:table-cell office:value-type="string" table:style-name="ce6">
            <text:p>réponse annonce/HAYS</text:p>
          </table:table-cell>
          <table:table-cell office:value-type="string" table:style-name="ce7">
            <text:p>annonce HelloWork</text:p>
          </table:table-cell>
          <table:table-cell table:style-name="ce8"/>
          <table:table-cell office:value-type="string" table:style-name="ce9">
            <text:p>Hays/HelloWor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, Salaire trop élevé, contact avec Romain Villard</text:p>
          </table:table-cell>
          <table:table-cell office:value-type="string" table:style-name="ce5">
            <text:p>envoie d'un mail à Romain Villard suite à annonc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6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 : Adréa Moisseron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, retour mercredi 30 pour second entretien.</text:p>
          </table:table-cell>
          <table:table-cell office:value-type="string" table:style-name="ce5">
            <text:p>entretien lundi 28/11 à 17h00, poste suspendu, reccrutement en 2023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1T00:00:00" table:style-name="ce5">
            <text:p>01-déc</text:p>
          </table:table-cell>
          <table:table-cell office:value-type="string" table:style-name="ce6">
            <text:p>reponse annonce 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Decathlon Outdoor</text:p>
          </table:table-cell>
          <table:table-cell office:value-type="string" table:style-name="ce9">
            <text:p>Software Ingineering Manag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eponse annonce linkedin</text:p>
          </table:table-cell>
          <table:table-cell office:value-type="string" table:style-name="ce5">
            <text:p>Entretien téléphonique avec agence de recrutement le 6/12. 2ième entretien technique prévu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2T00:00:00" table:style-name="ce5">
            <text:p>02-déc</text:p>
          </table:table-cell>
          <table:table-cell office:value-type="string" table:style-name="ce6">
            <text:p>Telephone : 07 61 81 06 29 Pauline Pinto</text:p>
          </table:table-cell>
          <table:table-cell office:value-type="string" table:style-name="ce7">
            <text:p>HR Team</text:p>
          </table:table-cell>
          <table:table-cell office:value-type="string" table:style-name="ce8">
            <text:p><text:a xlink:href="mailto:ppinto@hr-team.net">ppinto@hr-team.net</text:a>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technique connaissance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téléphonique, entretien Teams, consulting pendant 18 mois puis embauche Somfy. Pas intéressant</text:p>
          </table:table-cell>
          <table:table-cell office:value-type="string" table:style-name="ce5">
            <text:p>rdv teams non encore fixé, rdv prévu le 6/12 avec Adrien Jacquot le matin non présent, relanc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13T00:00:00" table:style-name="ce5">
            <text:p>13-déc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pole emploi</text:p>
          </table:table-cell>
          <table:table-cell table:style-name="ce8"/>
          <table:table-cell office:value-type="string" table:style-name="ce9">
            <text:p>MICASYS</text:p>
          </table:table-cell>
          <table:table-cell office:value-type="string" table:style-name="ce9">
            <text:p>Chef de projet maitrise d'œuvre informatique</text:p>
          </table:table-cell>
          <table:table-cell office:value-type="string" table:style-name="ce9">
            <text:p>Gières</text:p>
          </table:table-cell>
          <table:table-cell office:value-type="string" table:style-name="ce9">
            <text:p>réponse annonce pole emplo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1-05T00:00:00" table:style-name="ce5">
            <text:p>05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Sylfen /RECSI</text:p>
          </table:table-cell>
          <table:table-cell table:style-name="ce8"/>
          <table:table-cell office:value-type="string" table:style-name="ce9">
            <text:p>Sylfen</text:p>
          </table:table-cell>
          <table:table-cell office:value-type="string" table:style-name="ce9">
            <text:p>Product Manager Logiciel Applicatif</text:p>
          </table:table-cell>
          <table:table-cell office:value-type="string" table:style-name="ce9">
            <text:p>Le Cheylas</text:p>
          </table:table-cell>
          <table:table-cell office:value-type="string" table:style-name="ce9">
            <text:p>Reponse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3-01-06T00:00:00" table:style-name="ce5">
            <text:p>06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CS Group</text:p>
          </table:table-cell>
          <table:table-cell table:style-name="ce8"/>
          <table:table-cell office:value-type="string" table:style-name="ce9">
            <text:p>CS Group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eponse annonce</text:p>
          </table:table-cell>
          <table:table-cell office:value-type="string" table:style-name="ce5">
            <text:p>réponse négative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1-23T00:00:00" table:style-name="ce5">
            <text:p>23-janv</text:p>
          </table:table-cell>
          <table:table-cell office:value-type="string" table:style-name="ce6">
            <text:p>Contact Linkedin</text:p>
          </table:table-cell>
          <table:table-cell office:value-type="string" table:style-name="ce7">
            <text:p>Sandrine Laverrièr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HORTIS SA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eponse 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ntonin Uliczny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lten Suisse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ick Sangerm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ofia Antipolis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0T00:00:00" table:style-name="ce5">
            <text:p>30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Oksana Du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rivial-Services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b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1T00:00:00" table:style-name="ce5">
            <text:p>31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Médiane Systèm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é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Mail Candidature en cours de traitement durée 11 jours maxi. Si pas de retour négatif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7">
          <table:table-cell office:value-type="date" office:date-value="2023-02-17T00:00:00" table:style-name="ce5">
            <text:p>1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e De Broc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thos</text:p>
          </table:table-cell>
          <table:table-cell office:value-type="string" table:style-name="ce9">
            <text:p>Senior Software Architec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sur un projet en R&amp;D dans le domaine de la détection par caméra</text:p>
          </table:table-cell>
          <table:table-cell office:value-type="string" table:style-name="ce5">
            <text:p>premier contact par linked in avec réponse positive de ma part. J'attends un contact téléphonique. Suite à notre entretien téléphonique, je n'ai plus eu de nouvelles. Relance le 17/0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2-10T00:00:00" table:style-name="ce5">
            <text:p>10-févr</text:p>
          </table:table-cell>
          <table:table-cell office:value-type="string" table:style-name="ce6">
            <text:p>Monster réponse annonce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Monster</text:p>
          </table:table-cell>
          <table:table-cell office:value-type="string" table:style-name="ce9">
            <text:p>Segula Technologie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aint-Martin-le-Vinoux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prix en compte mais pas de répons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8">
          <table:table-cell office:value-type="date" office:date-value="2023-02-15T00:00:00" table:style-name="ce5">
            <text:p>15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an-Baptiste Mimo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Chef de Projet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L'entretien s'est bien passé, mais travail de consultant pour une ESN. J'ai exprimé mes réticenses en rapport à mes dernières expérience. J'attends une réponse dans les prochains jours. Le 15/02/23, réponse négative. Une autre candidat choisi</text:p>
          </table:table-cell>
          <table:table-cell office:value-type="string" table:style-name="ce5">
            <text:p>contact linkedin, entretien sur le site Thales à Montbonnot avec Cyril DEGOUT, et Michael Blanc Gonnet le 10/02/23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1T00:00:00" table:style-name="ce5">
            <text:p>21-févr</text:p>
          </table:table-cell>
          <table:table-cell office:value-type="string" table:style-name="ce6">
            <text:p>MeteoJob réponse annonce</text:p>
          </table:table-cell>
          <table:table-cell office:value-type="string" table:style-name="ce7">
            <text:p>Talexim pour Atoll</text:p>
          </table:table-cell>
          <table:table-cell office:value-type="string" table:style-name="ce8">
            <text:p>meteojob</text:p>
          </table:table-cell>
          <table:table-cell office:value-type="string" table:style-name="ce9">
            <text:p>Atoll</text:p>
          </table:table-cell>
          <table:table-cell office:value-type="string" table:style-name="ce9">
            <text:p>Lead Dev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, réponse négative du recrut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Romain Baucou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Rokett.co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Rebah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5Degre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, poste sur Paris comme développeur Graphtalk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hmed Ibriss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anagement squar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, poste sur Paris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4">
          <table:table-cell office:value-type="date" office:date-value="2023-02-28T00:00:00" table:style-name="ce5">
            <text:p>28-févr</text:p>
          </table:table-cell>
          <table:table-cell office:value-type="string" table:style-name="ce6">
            <text:p>Somfy</text:p>
          </table:table-cell>
          <table:table-cell office:value-type="string" table:style-name="ce7">
            <text:p>réponse contact par chasseur de réponse annonce</text:p>
          </table:table-cell>
          <table:table-cell office:value-type="string" table:style-name="ce8">
            <text:p>jooble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voie annonce (erreur de titre de cv Scrum Master au lieu de Product Owner)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3-01T00:00:00" table:style-name="ce5">
            <text:p>01-mars</text:p>
          </table:table-cell>
          <table:table-cell office:value-type="string" table:style-name="ce6">
            <text:p>Portify</text:p>
          </table:table-cell>
          <table:table-cell office:value-type="string" table:style-name="ce7">
            <text:p>contact</text:p>
          </table:table-cell>
          <table:table-cell office:value-type="string" table:style-name="ce8">
            <text:p>cherile=portify1.recruitee.com@recruitee.com</text:p>
          </table:table-cell>
          <table:table-cell office:value-type="string" table:style-name="ce9">
            <text:p>Portif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efus car poste en portage salarial et à Ly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3-03T00:00:00" table:style-name="ce5">
            <text:p>03-mars</text:p>
          </table:table-cell>
          <table:table-cell office:value-type="string" table:style-name="ce6">
            <text:p>Gardeners</text:p>
          </table:table-cell>
          <table:table-cell office:value-type="string" table:style-name="ce7">
            <text:p>réponse annonce Glassdoor</text:p>
          </table:table-cell>
          <table:table-cell office:value-type="string" table:style-name="ce8">
            <text:p>glassdoor</text:p>
          </table:table-cell>
          <table:table-cell office:value-type="string" table:style-name="ce9">
            <text:p>Gardeners</text:p>
          </table:table-cell>
          <table:table-cell office:value-type="string" table:style-name="ce9">
            <text:p>Chef de projet digital</text:p>
          </table:table-cell>
          <table:table-cell office:value-type="string" table:style-name="ce9">
            <text:p>Annecy</text:p>
          </table:table-cell>
          <table:table-cell table:style-name="ce9"/>
          <table:table-cell office:value-type="string" table:style-name="ce5">
            <text:p>entretien téléphonique le 10/03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09T00:00:00" table:style-name="ce5">
            <text:p>09-mars</text:p>
          </table:table-cell>
          <table:table-cell office:value-type="string" table:style-name="ce6">
            <text:p>Aktisea</text:p>
          </table:table-cell>
          <table:table-cell office:value-type="string" table:style-name="ce14">
            <text:p><text:a xlink:href="mailto:federica@aktisea.com">federica@aktisea.com</text:a></text:p>
          </table:table-cell>
          <table:table-cell office:value-type="string" table:style-name="ce8">
            <text:p>Aktisea</text:p>
          </table:table-cell>
          <table:table-cell office:value-type="string" table:style-name="ce9">
            <text:p>Client Aktisea</text:p>
          </table:table-cell>
          <table:table-cell office:value-type="string" table:style-name="ce9">
            <text:p>Azure DevOps Engineer</text:p>
          </table:table-cell>
          <table:table-cell office:value-type="string" table:style-name="ce9">
            <text:p>Paris, Lyon Nantes</text:p>
          </table:table-cell>
          <table:table-cell office:value-type="string" table:style-name="ce9">
            <text:p>sous dimensionné, trop technique, mal localisé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13T00:00:00" table:style-name="ce5">
            <text:p>13-mars</text:p>
          </table:table-cell>
          <table:table-cell office:value-type="string" table:style-name="ce6">
            <text:p>LinkedIn</text:p>
          </table:table-cell>
          <table:table-cell office:value-type="string" table:style-name="ce14">
            <text:p>Lucien Sifflet</text:p>
          </table:table-cell>
          <table:table-cell office:value-type="string" table:style-name="ce8">
            <text:p>It Link</text:p>
          </table:table-cell>
          <table:table-cell office:value-type="string" table:style-name="ce9">
            <text:p>Client Link</text:p>
          </table:table-cell>
          <table:table-cell office:value-type="string" table:style-name="ce9">
            <text:p>Ingénieur 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d'ingé sans management d'équip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Romain Villard/Hays</text:p>
          </table:table-cell>
          <table:table-cell office:value-type="string" table:style-name="ce8">
            <text:p>Hays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déjà proposé par HC Resourc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3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Marie-Hélène Steinmetz/TH Conseil</text:p>
          </table:table-cell>
          <table:table-cell office:value-type="string" table:style-name="ce8">
            <text:p>SII</text:p>
          </table:table-cell>
          <table:table-cell office:value-type="string" table:style-name="ce9">
            <text:p>SI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sans poste proposé. Lien vers le site des offres SII. Entretien proposé si une offre correspond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Charlotte Jamoteau</text:p>
          </table:table-cell>
          <table:table-cell office:value-type="string" table:style-name="ce8">
            <text:p>Kepax</text:p>
          </table:table-cell>
          <table:table-cell office:value-type="string" table:style-name="ce9">
            <text:p>Client</text:p>
          </table:table-cell>
          <table:table-cell office:value-type="string" table:style-name="ce9">
            <text:p>Scrum Master DevOps</text:p>
          </table:table-cell>
          <table:table-cell office:value-type="string" table:style-name="ce9">
            <text:p>Belgique</text:p>
          </table:table-cell>
          <table:table-cell office:value-type="string" table:style-name="ce9">
            <text:p>autres poste possible; j'ai laissé un message sur le répond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Hello Work</text:p>
          </table:table-cell>
          <table:table-cell office:value-type="string" table:style-name="ce8">
            <text:p>Solinki / Crédit Agricole</text:p>
          </table:table-cell>
          <table:table-cell office:value-type="string" table:style-name="ce9">
            <text:p>Crédit Agricol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efus car poste oriente cybersec, compétence nécessair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pole emploi offre <text:s/>n° 1061781</text:p>
          </table:table-cell>
          <table:table-cell office:value-type="string" table:style-name="ce8">
            <text:p>Caveo Consulting</text:p>
          </table:table-cell>
          <table:table-cell office:value-type="string" table:style-name="ce9">
            <text:p>CAVEO Consulting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9T00:00:00" table:style-name="ce5">
            <text:p>19-mars</text:p>
          </table:table-cell>
          <table:table-cell office:value-type="string" table:style-name="ce6">
            <text:p>reponse annonce Indeed</text:p>
          </table:table-cell>
          <table:table-cell office:value-type="string" table:style-name="ce7">
            <text:p>indeed/Overkiz</text:p>
          </table:table-cell>
          <table:table-cell office:value-type="string" table:style-name="ce8">
            <text:p>Somfy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Akouis El Merroun</text:p>
          </table:table-cell>
          <table:table-cell office:value-type="string" table:style-name="ce8">
            <text:p>Atos</text:p>
          </table:table-cell>
          <table:table-cell office:value-type="string" table:style-name="ce9">
            <text:p>Ato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as de retour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lie Robini</text:p>
          </table:table-cell>
          <table:table-cell office:value-type="string" table:style-name="ce8">
            <text:p>Andrice</text:p>
          </table:table-cell>
          <table:table-cell office:value-type="string" table:style-name="ce9">
            <text:p>Andri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Salaire trop élevé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nnifer Mutti</text:p>
          </table:table-cell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ordinateur de proje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refus car freelance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direct téléphonique</text:p>
          </table:table-cell>
          <table:table-cell office:value-type="string" table:style-name="ce7">
            <text:p>?</text:p>
          </table:table-cell>
          <table:table-cell office:value-type="string" table:style-name="ce8">
            <text:p>CGI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Clermont Ferrand</text:p>
          </table:table-cell>
          <table:table-cell office:value-type="string" table:style-name="ce9">
            <text:p>Poste impossible à cause localisation, transfert du dossier à un collegue sur Grenobl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Beldie likann</text:p>
          </table:table-cell>
          <table:table-cell office:value-type="string" table:style-name="ce8">
            <text:p>techvalley</text:p>
          </table:table-cell>
          <table:table-cell office:value-type="string" table:style-name="ce9">
            <text:p>techvalley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par mail sans précision de post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Priscile Ramarlina</text:p>
          </table:table-cell>
          <table:table-cell office:value-type="string" table:style-name="ce8">
            <text:p>Expleo</text:p>
          </table:table-cell>
          <table:table-cell office:value-type="string" table:style-name="ce9">
            <text:p>Exlpleo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par mail, entretien téléphonique le 12/04. envoie dossier sur sit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manuala Corbisiero</text:p>
          </table:table-cell>
          <table:table-cell office:value-type="string" table:style-name="ce8">
            <text:p>Eaton</text:p>
          </table:table-cell>
          <table:table-cell office:value-type="string" table:style-name="ce9">
            <text:p>Eato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entretien 31/03 telephonique. Envoi candidature sur site. Validation premier entretien, convocation entretien teams le 17,18, 19/04 et le 24/04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4T00:00:00" table:style-name="ce5">
            <text:p>14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lena savchenko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table:number-columns-repeated="2" table:style-name="ce9"/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4-17T00:00:00" table:style-name="ce5">
            <text:p>17-avr</text:p>
          </table:table-cell>
          <table:table-cell office:value-type="string" table:style-name="ce6">
            <text:p>HelloHandicap.fr</text:p>
          </table:table-cell>
          <table:table-cell table:style-name="ce7"/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R&amp;D IT software development and Analytics Manag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annonce : négatif de la par de l'employ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SoftTeam DOCAPOSTE</text:p>
          </table:table-cell>
          <table:table-cell office:value-type="string" table:style-name="ce7">
            <text:p>Laila Bouchareb</text:p>
          </table:table-cell>
          <table:table-cell office:value-type="string" table:style-name="ce8">
            <text:p>softeam</text:p>
          </table:table-cell>
          <table:table-cell office:value-type="string" table:style-name="ce9">
            <text:p>softeam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ntact linkedin, envoie de cv pdf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Audentiel Sud Est</text:p>
          </table:table-cell>
          <table:table-cell office:value-type="string" table:style-name="ce7">
            <text:p>Sebastien Dufeu</text:p>
          </table:table-cell>
          <table:table-cell office:value-type="string" table:style-name="ce8">
            <text:p>audentiel</text:p>
          </table:table-cell>
          <table:table-cell office:value-type="string" table:style-name="ce9">
            <text:p>audentie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Nic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JSAN Consulting</text:p>
          </table:table-cell>
          <table:table-cell office:value-type="string" table:style-name="ce7">
            <text:p>Komrelly Srikanth</text:p>
          </table:table-cell>
          <table:table-cell office:value-type="string" table:style-name="ce8">
            <text:p>JSAN</text:p>
          </table:table-cell>
          <table:table-cell office:value-type="string" table:style-name="ce9">
            <text:p>JSA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Ninon Paillasson : 066671160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Barbara Chevalier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Application Manag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Yael Goffin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Suisse</text:p>
          </table:table-cell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laurent bonafede</text:p>
          </table:table-cell>
          <table:table-cell office:value-type="string" table:style-name="ce8">
            <text:p>astek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PACA</text:p>
          </table:table-cell>
          <table:table-cell office:value-type="string" table:style-name="ce9">
            <text:p>proposition pas en ARA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30T00:00:00" table:style-name="ce5">
            <text:p>30-avr</text:p>
          </table:table-cell>
          <table:table-cell office:value-type="string" table:style-name="ce6">
            <text:p>indeed</text:p>
          </table:table-cell>
          <table:table-cell table:style-name="ce7"/>
          <table:table-cell office:value-type="string" table:style-name="ce8">
            <text:p>CA <text:s/>Annecy</text:p>
          </table:table-cell>
          <table:table-cell office:value-type="string" table:style-name="ce9">
            <text:p>CA Annec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01T00:00:00" table:style-name="ce5">
            <text:p>01-mai</text:p>
          </table:table-cell>
          <table:table-cell office:value-type="string" table:style-name="ce6">
            <text:p>indeed</text:p>
          </table:table-cell>
          <table:table-cell table:style-name="ce7"/>
          <table:table-cell office:value-type="string" table:style-name="ce8">
            <text:p>Cap Gemini</text:p>
          </table:table-cell>
          <table:table-cell office:value-type="string" table:style-name="ce9">
            <text:p>Cap Gemin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à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04T00:00:00" table:style-name="ce5">
            <text:p>04-mai</text:p>
          </table:table-cell>
          <table:table-cell office:value-type="string" table:style-name="ce6">
            <text:p>linkedlin</text:p>
          </table:table-cell>
          <table:table-cell office:value-type="string" table:style-name="ce7">
            <text:p>Brune Baylot</text:p>
          </table:table-cell>
          <table:table-cell office:value-type="string" table:style-name="ce8">
            <text:p>Anywr-group</text:p>
          </table:table-cell>
          <table:table-cell office:value-type="string" table:style-name="ce9">
            <text:p>Anywr-group</text:p>
          </table:table-cell>
          <table:table-cell office:value-type="string" table:style-name="ce9">
            <text:p>?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éponse à mail, premier contact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5-05T00:00:00" table:style-name="ce5">
            <text:p>05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Clement Fargue</text:p>
          </table:table-cell>
          <table:table-cell office:value-type="string" table:style-name="ce8">
            <text:p>SQLI</text:p>
          </table:table-cell>
          <table:table-cell office:value-type="string" table:style-name="ce9">
            <text:p>SQL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premier contact linkedin, refus car Toulous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onepoint</text:p>
          </table:table-cell>
          <table:table-cell office:value-type="string" table:style-name="ce7">
            <text:p>Sybel Glories</text:p>
          </table:table-cell>
          <table:table-cell office:value-type="string" table:style-name="ce8">
            <text:p>s.glories@groupeonepoint.com</text:p>
          </table:table-cell>
          <table:table-cell office:value-type="string" table:style-name="ce9">
            <text:p>onepoint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teams premier entretien, second sur Lyon. Déplacements à prévoir</text:p>
          </table:table-cell>
          <table:table-cell office:value-type="date" office:date-value="2023-05-09T00:00:00" table:style-name="ce5">
            <text:p>09-mai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arealti</text:p>
          </table:table-cell>
          <table:table-cell office:value-type="string" table:style-name="ce7">
            <text:p>saye gueye</text:p>
          </table:table-cell>
          <table:table-cell office:value-type="string" table:style-name="ce8">
            <text:p>saye.gueye@arealtigroupe.com</text:p>
          </table:table-cell>
          <table:table-cell office:value-type="string" table:style-name="ce9">
            <text:p>arealt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iota-group</text:p>
          </table:table-cell>
          <table:table-cell office:value-type="string" table:style-name="ce7">
            <text:p>Antoine Hameon</text:p>
          </table:table-cell>
          <table:table-cell office:value-type="string" table:style-name="ce8">
            <text:p><text:a xlink:href="mailto:antoine.hameon@iota-group.com">antoine.hameon@iota-group.com</text:a></text:p>
          </table:table-cell>
          <table:table-cell office:value-type="string" table:style-name="ce9">
            <text:p>iota-group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premier contacts, entretien durant l'été, début en octobr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silhome</text:p>
          </table:table-cell>
          <table:table-cell office:value-type="string" table:style-name="ce7">
            <text:p>Julien Fuentes</text:p>
          </table:table-cell>
          <table:table-cell office:value-type="string" table:style-name="ce8">
            <text:p>j.fuentes@silkhom.com</text:p>
          </table:table-cell>
          <table:table-cell office:value-type="string" table:style-name="ce9">
            <text:p>silkhom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, rdv téléphonique le 12/05 à 10:00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CGI</text:p>
          </table:table-cell>
          <table:table-cell office:value-type="string" table:style-name="ce7">
            <text:p>Eric Degre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, pas de rdv pour le momen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2">
          <table:table-cell office:value-type="date" office:date-value="2023-05-16T00:00:00" table:style-name="ce5">
            <text:p>16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ssica Menzue me nang</text:p>
          </table:table-cell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03/04 : Poste de business analyste sous dimensionné, retour pour un autre poste la semaine prochaine.</text:p>
            <text:p>16/05 : Recontacté par ST pour le poste de Business Analyst. Entretien sur site le 25/05</text:p>
          </table:table-cell>
          <table:table-cell office:value-type="string" table:style-name="ce5">
            <text:p>Entretien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mail</text:p>
          </table:table-cell>
          <table:table-cell office:value-type="string" table:style-name="ce7">
            <text:p>Nicolas Karpoff</text:p>
          </table:table-cell>
          <table:table-cell office:value-type="string" table:style-name="ce8">
            <text:p>viveris</text:p>
          </table:table-cell>
          <table:table-cell office:value-type="string" table:style-name="ce9">
            <text:p>viveris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entretien téléphoniqu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12T00:00:00" table:style-name="ce5">
            <text:p>12-mai</text:p>
          </table:table-cell>
          <table:table-cell office:value-type="string" table:style-name="ce6">
            <text:p>linkedlin</text:p>
          </table:table-cell>
          <table:table-cell office:value-type="string" table:style-name="ce7">
            <text:p>Virginie Roulet</text:p>
          </table:table-cell>
          <table:table-cell office:value-type="string" table:style-name="ce8">
            <text:p>LinksRH</text:p>
          </table:table-cell>
          <table:table-cell office:value-type="string" table:style-name="ce9">
            <text:p>LinksRH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en CDD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7T00:00:00" table:style-name="ce5">
            <text:p>17-mai</text:p>
          </table:table-cell>
          <table:table-cell office:value-type="string" table:style-name="ce6">
            <text:p>mail</text:p>
          </table:table-cell>
          <table:table-cell office:value-type="string" table:style-name="ce7">
            <text:p>Martinez Santiago Kamba</text:p>
          </table:table-cell>
          <table:table-cell office:value-type="string" table:style-name="ce8">
            <text:p>m.kamga@potentia-technologies.com</text:p>
          </table:table-cell>
          <table:table-cell office:value-type="string" table:style-name="ce9">
            <text:p>potentia technologies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téléphonique, poste d'ingénieur devops non préc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stin Mauchien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alan Luxembourg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Luxembourg</text:p>
          </table:table-cell>
          <table:table-cell office:value-type="string" table:style-name="ce9">
            <text:p>refus car poste au Luxembourg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3T00:00:00" table:style-name="ce5">
            <text:p>23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Gregory Bouvier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Orcan Intelligen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CDD de 6 mois sur Paris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APEC, mail</text:p>
          </table:table-cell>
          <table:table-cell office:value-type="string" table:style-name="ce7">
            <text:p>Leonore Paquet</text:p>
          </table:table-cell>
          <table:table-cell office:value-type="string" table:style-name="ce8">
            <text:p>l.paquet@carrevolutis.com</text:p>
          </table:table-cell>
          <table:table-cell office:value-type="string" table:style-name="ce9">
            <text:p>Tekkit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Niort</text:p>
          </table:table-cell>
          <table:table-cell table:style-name="ce9"/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6-05T00:00:00" table:style-name="ce5">
            <text:p>05-juin</text:p>
          </table:table-cell>
          <table:table-cell office:value-type="string" table:style-name="ce6">
            <text:p>Hello Work</text:p>
          </table:table-cell>
          <table:table-cell table:style-name="ce7"/>
          <table:table-cell table:style-name="ce8"/>
          <table:table-cell office:value-type="string" table:style-name="ce9">
            <text:p>CA Annecy</text:p>
          </table:table-cell>
          <table:table-cell office:value-type="string" table:style-name="ce9">
            <text:p>ScrumOp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une annonce. Pas de réponse après un mois après entretie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6-05T00:00:00" table:style-name="ce5">
            <text:p>05-juin</text:p>
          </table:table-cell>
          <table:table-cell office:value-type="string" table:style-name="ce6">
            <text:p>NonStop Consulting</text:p>
          </table:table-cell>
          <table:table-cell office:value-type="string" table:style-name="ce7">
            <text:p>David Remoleux</text:p>
          </table:table-cell>
          <table:table-cell office:value-type="string" table:style-name="ce8">
            <text:p>Médiane Système</text:p>
          </table:table-cell>
          <table:table-cell office:value-type="string" table:style-name="ce9">
            <text:p>Me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de David par linkedIn. Salaire risque d'être un problème. Pas de nouvelles après 1 mo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6-06T00:00:00" table:style-name="ce5">
            <text:p>06-juin</text:p>
          </table:table-cell>
          <table:table-cell office:value-type="string" table:style-name="ce6">
            <text:p>Qim Info</text:p>
          </table:table-cell>
          <table:table-cell table:style-name="ce7"/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une annonce. Candidature rejetée par Qim Info en moins de 15 minut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07T00:00:00" table:style-name="ce5">
            <text:p>07-juin</text:p>
          </table:table-cell>
          <table:table-cell office:value-type="string" table:style-name="ce6">
            <text:p>Hello Work</text:p>
          </table:table-cell>
          <table:table-cell table:style-name="ce7"/>
          <table:table-cell table:style-name="ce8"/>
          <table:table-cell office:value-type="string" table:style-name="ce9">
            <text:p>Segula Technologie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t Martin le Vinoux</text:p>
          </table:table-cell>
          <table:table-cell office:value-type="string" table:style-name="ce9">
            <text:p>réponse à une annonce. pas de réponse après un mo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07T00:00:00" table:style-name="ce5">
            <text:p>07-juin</text:p>
          </table:table-cell>
          <table:table-cell office:value-type="string" table:style-name="ce6">
            <text:p>Figaro Emploi</text:p>
          </table:table-cell>
          <table:table-cell table:style-name="ce7"/>
          <table:table-cell table:style-name="ce8"/>
          <table:table-cell office:value-type="string" table:style-name="ce9">
            <text:p>Foncia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à une annonce: reponse négative de Foncia sans entretien</text:p>
          </table:table-cell>
          <table:table-cell table:style-name="ce5"/>
          <table:table-cell office:value-type="string" table:style-name="ce10">
            <text:p>refus<text:s/></text:p>
          </table:table-cell>
          <table:table-cell table:number-columns-repeated="16374"/>
        </table:table-row>
        <table:table-row table:style-name="ro1">
          <table:table-cell office:value-type="date" office:date-value="2023-06-07T00:00:00" table:style-name="ce5">
            <text:p>07-juin</text:p>
          </table:table-cell>
          <table:table-cell office:value-type="string" table:style-name="ce6">
            <text:p>Apec</text:p>
          </table:table-cell>
          <table:table-cell table:style-name="ce7"/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.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6-08T00:00:00" table:style-name="ce15">
            <text:p>08-juin</text:p>
          </table:table-cell>
          <table:table-cell office:value-type="string" table:style-name="ce16">
            <text:p>pole emploi site internet</text:p>
          </table:table-cell>
          <table:table-cell office:value-type="string" table:style-name="ce17">
            <text:p>Hays</text:p>
          </table:table-cell>
          <table:table-cell table:style-name="ce18"/>
          <table:table-cell office:value-type="string" table:style-name="ce19">
            <text:p>Hays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Grenoble</text:p>
          </table:table-cell>
          <table:table-cell table:style-name="ce19"/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08T00:00:00" table:style-name="ce15">
            <text:p>08-juin</text:p>
          </table:table-cell>
          <table:table-cell office:value-type="string" table:style-name="ce16">
            <text:p>pole emploi site internet</text:p>
          </table:table-cell>
          <table:table-cell table:style-name="ce17"/>
          <table:table-cell table:style-name="ce18"/>
          <table:table-cell office:value-type="string" table:style-name="ce19">
            <text:p>Alral Tech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Crolles</text:p>
          </table:table-cell>
          <table:table-cell office:value-type="string" table:style-name="ce19">
            <text:p>re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09T00:00:00" table:style-name="ce15">
            <text:p>09-juin</text:p>
          </table:table-cell>
          <table:table-cell office:value-type="string" table:style-name="ce16">
            <text:p>indeed</text:p>
          </table:table-cell>
          <table:table-cell table:style-name="ce17"/>
          <table:table-cell table:style-name="ce18"/>
          <table:table-cell office:value-type="string" table:style-name="ce19">
            <text:p>Conseil Départemental H.Savoie</text:p>
          </table:table-cell>
          <table:table-cell office:value-type="string" table:style-name="ce19">
            <text:p>Chef de projet Dev Appl</text:p>
          </table:table-cell>
          <table:table-cell office:value-type="string" table:style-name="ce19">
            <text:p>Annecy</text:p>
          </table:table-cell>
          <table:table-cell office:value-type="string" table:style-name="ce19">
            <text:p>re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4">
          <table:table-cell office:value-type="date" office:date-value="2023-06-15T00:00:00" table:style-name="ce5">
            <text:p>15-juin</text:p>
          </table:table-cell>
          <table:table-cell office:value-type="string" table:style-name="ce6">
            <text:p>Solinki</text:p>
          </table:table-cell>
          <table:table-cell office:value-type="string" table:style-name="ce7">
            <text:p>Ibrahim Doniazad</text:p>
          </table:table-cell>
          <table:table-cell table:style-name="ce8"/>
          <table:table-cell office:value-type="string" table:style-name="ce9">
            <text:p>Solinki/Credit Agricole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par téléphone et entretien qualif ok. Second entretien avec CA bientôt. Poste déjà pourvu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6-20T00:00:00" table:style-name="ce15">
            <text:p>20-juin</text:p>
          </table:table-cell>
          <table:table-cell office:value-type="string" table:style-name="ce16">
            <text:p>HelloWork</text:p>
          </table:table-cell>
          <table:table-cell office:value-type="string" table:style-name="ce17">
            <text:p>HC Resource/annonce HW</text:p>
          </table:table-cell>
          <table:table-cell table:style-name="ce18"/>
          <table:table-cell office:value-type="string" table:style-name="ce19">
            <text:p>?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ré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21T00:00:00" table:style-name="ce15">
            <text:p>21-juin</text:p>
          </table:table-cell>
          <table:table-cell office:value-type="string" table:style-name="ce16">
            <text:p>Hays</text:p>
          </table:table-cell>
          <table:table-cell office:value-type="string" table:style-name="ce17">
            <text:p>Hays</text:p>
          </table:table-cell>
          <table:table-cell table:style-name="ce18"/>
          <table:table-cell office:value-type="string" table:style-name="ce19">
            <text:p>entreprise dans l'immobilier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ré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6-26T00:00:00" table:style-name="ce5">
            <text:p>26-juin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Ilyana Lahcine</text:p>
          </table:table-cell>
          <table:table-cell table:style-name="ce8"/>
          <table:table-cell office:value-type="string" table:style-name="ce9">
            <text:p>Inetum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par linkedin, salaire trop élevé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7-26T00:00:00" table:style-name="ce15">
            <text:p>26-juil</text:p>
          </table:table-cell>
          <table:table-cell office:value-type="string" table:style-name="ce16">
            <text:p>Maten</text:p>
          </table:table-cell>
          <table:table-cell office:value-type="string" table:style-name="ce17">
            <text:p>Lucas Renault</text:p>
          </table:table-cell>
          <table:table-cell office:value-type="string" table:style-name="ce18">
            <text:p>l-renault@maten.fr</text:p>
          </table:table-cell>
          <table:table-cell office:value-type="string" table:style-name="ce19">
            <text:p>Maten</text:p>
          </table:table-cell>
          <table:table-cell table:number-columns-repeated="2" table:style-name="ce19"/>
          <table:table-cell office:value-type="string" table:style-name="ce19">
            <text:p>premier contact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9">
          <table:table-cell office:value-type="date" office:date-value="2023-06-26T00:00:00" table:style-name="ce5">
            <text:p>26-juin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Gabriel Panier et Fabrice Sauvat</text:p>
          </table:table-cell>
          <table:table-cell table:style-name="ce8"/>
          <table:table-cell office:value-type="string" table:style-name="ce9">
            <text:p>Atos WorldGrid</text:p>
          </table:table-cell>
          <table:table-cell office:value-type="string" table:style-name="ce9">
            <text:p>PO/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à une annonce, proposition participation à un afterwork recrutement WorldGrid, entretien le 12/06 avec Gabriel Pagnier.</text:p>
            <text:p>Deuxième entretien par Teams avec Fabrice Sauvat la 27/06 à 09:30 + Forum Emploi le 27/06 PM. Attente de la suite d'ici le 01/07. Pas de réponse au 04/07, envoie mail de relance. Réponse : traitement en cours. pas de nouvelles même après relance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26T00:00:00" table:style-name="ce15">
            <text:p>26-juin</text:p>
          </table:table-cell>
          <table:table-cell office:value-type="string" table:style-name="ce16">
            <text:p>APEC</text:p>
          </table:table-cell>
          <table:table-cell office:value-type="string" table:style-name="ce17">
            <text:p>réponse annonce</text:p>
          </table:table-cell>
          <table:table-cell table:style-name="ce18"/>
          <table:table-cell office:value-type="string" table:style-name="ce19">
            <text:p>ecential robotiques</text:p>
          </table:table-cell>
          <table:table-cell office:value-type="string" table:style-name="ce19">
            <text:p>Responsable Sofware</text:p>
          </table:table-cell>
          <table:table-cell office:value-type="string" table:style-name="ce19">
            <text:p>Gieres</text:p>
          </table:table-cell>
          <table:table-cell office:value-type="string" table:style-name="ce19">
            <text:p>réponse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6-27T00:00:00" table:style-name="ce5">
            <text:p>27-juin</text:p>
          </table:table-cell>
          <table:table-cell office:value-type="string" table:style-name="ce6">
            <text:p>PIMAN It</text:p>
          </table:table-cell>
          <table:table-cell office:value-type="string" table:style-name="ce7">
            <text:p>Fatih Bicici</text:p>
          </table:table-cell>
          <table:table-cell office:value-type="string" table:style-name="ce8">
            <text:p>f.bicici@piman-group.fr</text:p>
          </table:table-cell>
          <table:table-cell office:value-type="string" table:style-name="ce9">
            <text:p>PIMAN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Appel téléphonique : entretien visio 29/06 à 15h, pas de projet concret.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6-27T00:00:00" table:style-name="ce15">
            <text:p>27-juin</text:p>
          </table:table-cell>
          <table:table-cell office:value-type="string" table:style-name="ce16">
            <text:p>AXM Human Resources</text:p>
          </table:table-cell>
          <table:table-cell office:value-type="string" table:style-name="ce17">
            <text:p>Kenzo YUEN</text:p>
          </table:table-cell>
          <table:table-cell office:value-type="string" table:style-name="ce18">
            <text:p>k.yuen@axmhr.com [undefined:k.yuen@axmhr.com]</text:p>
          </table:table-cell>
          <table:table-cell office:value-type="string" table:style-name="ce19">
            <text:p>AXM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Montbonnot</text:p>
          </table:table-cell>
          <table:table-cell office:value-type="string" table:style-name="ce19">
            <text:p>contact mail + téléphone le 29/06 à 11h. Envoi du dossier à Eaton pour second entretien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01T00:00:00" table:style-name="ce15">
            <text:p>01-juil</text:p>
          </table:table-cell>
          <table:table-cell office:value-type="string" table:style-name="ce16">
            <text:p>Atos</text:p>
          </table:table-cell>
          <table:table-cell office:value-type="string" table:style-name="ce17">
            <text:p>réponse annonce (ref 466941)</text:p>
          </table:table-cell>
          <table:table-cell office:value-type="string" table:style-name="ce18">
            <text:p>linkedin</text:p>
          </table:table-cell>
          <table:table-cell office:value-type="string" table:style-name="ce19">
            <text:p>Atos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Echirolles</text:p>
          </table:table-cell>
          <table:table-cell office:value-type="string" table:style-name="ce19">
            <text:p>réponse annonce sur LinkedIn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01T00:00:00" table:style-name="ce15">
            <text:p>01-juil</text:p>
          </table:table-cell>
          <table:table-cell office:value-type="string" table:style-name="ce16">
            <text:p>Atos</text:p>
          </table:table-cell>
          <table:table-cell office:value-type="string" table:style-name="ce17">
            <text:p>réponse annonce (ref 466146)</text:p>
          </table:table-cell>
          <table:table-cell office:value-type="string" table:style-name="ce18">
            <text:p>linkedin</text:p>
          </table:table-cell>
          <table:table-cell office:value-type="string" table:style-name="ce19">
            <text:p>Atos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Echirolles</text:p>
          </table:table-cell>
          <table:table-cell office:value-type="string" table:style-name="ce19">
            <text:p>réponse annonce sur LinkedIn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04T00:00:00" table:style-name="ce15">
            <text:p>04-juil</text:p>
          </table:table-cell>
          <table:table-cell office:value-type="string" table:style-name="ce16">
            <text:p>Niji</text:p>
          </table:table-cell>
          <table:table-cell office:value-type="string" table:style-name="ce17">
            <text:p>Kawthar Bennani</text:p>
          </table:table-cell>
          <table:table-cell office:value-type="string" table:style-name="ce18">
            <text:p>linkedin</text:p>
          </table:table-cell>
          <table:table-cell office:value-type="string" table:style-name="ce19">
            <text:p>Niji</text:p>
          </table:table-cell>
          <table:table-cell table:number-columns-repeated="2" table:style-name="ce19"/>
          <table:table-cell office:value-type="string" table:style-name="ce19">
            <text:p>reponse à mail sur linkedin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06T00:00:00" table:style-name="ce15">
            <text:p>06-juil</text:p>
          </table:table-cell>
          <table:table-cell office:value-type="string" table:style-name="ce16">
            <text:p>Alpee/HelloWork</text:p>
          </table:table-cell>
          <table:table-cell table:style-name="ce17"/>
          <table:table-cell office:value-type="string" table:style-name="ce18">
            <text:p>HelloWork</text:p>
          </table:table-cell>
          <table:table-cell office:value-type="string" table:style-name="ce19">
            <text:p>Alpee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Meylan</text:p>
          </table:table-cell>
          <table:table-cell office:value-type="string" table:style-name="ce19">
            <text:p>réponse à une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06T00:00:00" table:style-name="ce15">
            <text:p>06-juil</text:p>
          </table:table-cell>
          <table:table-cell office:value-type="string" table:style-name="ce16">
            <text:p>Kapa-It</text:p>
          </table:table-cell>
          <table:table-cell office:value-type="string" table:style-name="ce17">
            <text:p>Laura Lameira</text:p>
          </table:table-cell>
          <table:table-cell office:value-type="string" table:style-name="ce18">
            <text:p><text:a xlink:href="mailto:lconstant@kapa-it.fr">lconstant@kapa-it.fr</text:a></text:p>
          </table:table-cell>
          <table:table-cell office:value-type="string" table:style-name="ce19">
            <text:p>Kapa-It</text:p>
          </table:table-cell>
          <table:table-cell table:number-columns-repeated="2" table:style-name="ce19"/>
          <table:table-cell office:value-type="string" table:style-name="ce19">
            <text:p>réponse à mail, premier contact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07T00:00:00" table:style-name="ce15">
            <text:p>07-juil</text:p>
          </table:table-cell>
          <table:table-cell office:value-type="string" table:style-name="ce16">
            <text:p>Cap Gemini</text:p>
          </table:table-cell>
          <table:table-cell office:value-type="string" table:style-name="ce17">
            <text:p>Fanny Czmal</text:p>
          </table:table-cell>
          <table:table-cell office:value-type="string" table:style-name="ce18">
            <text:p><text:a xlink:href="mailto:fanny.czmal@capgemini.com/05%2059%2005%2092%2051">fanny.czmal@capgemini.com/05 59 05 92 51</text:a></text:p>
          </table:table-cell>
          <table:table-cell office:value-type="string" table:style-name="ce19">
            <text:p>Cap Gemini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réponse à mail, premier contact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11T00:00:00" table:style-name="ce15">
            <text:p>11-juil</text:p>
          </table:table-cell>
          <table:table-cell office:value-type="string" table:style-name="ce16">
            <text:p>Jefferson Franck</text:p>
          </table:table-cell>
          <table:table-cell office:value-type="string" table:style-name="ce17">
            <text:p>Manon Chauvel</text:p>
          </table:table-cell>
          <table:table-cell office:value-type="string" table:style-name="ce18">
            <text:p>m.chauvel@jeffersonfrank.com</text:p>
          </table:table-cell>
          <table:table-cell office:value-type="string" table:style-name="ce19">
            <text:p>Jefferson Franck</text:p>
          </table:table-cell>
          <table:table-cell table:style-name="ce19"/>
          <table:table-cell office:value-type="string" table:style-name="ce19">
            <text:p>Grenoble</text:p>
          </table:table-cell>
          <table:table-cell office:value-type="string" table:style-name="ce19">
            <text:p>Premier contact par téléphon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7-11T00:00:00" table:style-name="ce15">
            <text:p>11-juil</text:p>
          </table:table-cell>
          <table:table-cell office:value-type="string" table:style-name="ce16">
            <text:p>silkhom</text:p>
          </table:table-cell>
          <table:table-cell office:value-type="string" table:style-name="ce17">
            <text:p>Julien Fuentes</text:p>
          </table:table-cell>
          <table:table-cell office:value-type="string" table:style-name="ce18">
            <text:p>j.fuentes@silkhom.com</text:p>
          </table:table-cell>
          <table:table-cell office:value-type="string" table:style-name="ce19">
            <text:p>silkhom</text:p>
          </table:table-cell>
          <table:table-cell office:value-type="string" table:style-name="ce19">
            <text:p>Product Own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premier contact mail, proposition de postes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7-11T00:00:00" table:style-name="ce15">
            <text:p>11-juil</text:p>
          </table:table-cell>
          <table:table-cell office:value-type="string" table:style-name="ce16">
            <text:p>Sopra Steria</text:p>
          </table:table-cell>
          <table:table-cell office:value-type="string" table:style-name="ce17">
            <text:p>Thibaud Robillard</text:p>
          </table:table-cell>
          <table:table-cell office:value-type="string" table:style-name="ce18">
            <text:p>Linkedin</text:p>
          </table:table-cell>
          <table:table-cell office:value-type="string" table:style-name="ce19">
            <text:p>Sopra</text:p>
          </table:table-cell>
          <table:table-cell office:value-type="string" table:style-name="ce19">
            <text:p>Scrum Master / DevOps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premier contact entretien tel 17/07 10h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number-rows-repeated="1048476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01</meta:generator>
    <meta:initial-creator>Frédéric Fromager</meta:initial-creator>
    <dc:creator>Frédéric Fromager</dc:creator>
    <meta:creation-date>2018-09-19T09:07:21Z</meta:creation-date>
    <dc:date>2023-07-11T17:14:07Z</dc:date>
    <meta:editing-cycles>127</meta:editing-cycles>
    <meta:editing-duration>PT127140S</meta:editing-duration>
  </office:meta>
</office:document-meta>
</file>